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Arial" style:text-underline-style="solid" style:text-underline-width="auto" style:text-underline-color="font-color" fo:font-weight="bold" officeooo:rsid="0008fc4f" style:font-weight-asian="bold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Arial" style:text-underline-style="solid" style:text-underline-width="auto" style:text-underline-color="font-color" fo:font-weight="normal" officeooo:rsid="0008fc4f" style:font-weight-asian="normal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Arial" style:text-underline-style="none" fo:font-weight="normal" officeooo:rsid="0008fc4f" officeooo:paragraph-rsid="0008fc4f" style:font-weight-asian="normal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Arial" style:text-underline-style="none" fo:font-weight="normal" officeooo:rsid="00090966" officeooo:paragraph-rsid="0008fc4f" style:font-weight-asian="normal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5pt" style:text-underline-style="solid" style:text-underline-width="auto" style:text-underline-color="font-color" fo:font-weight="bold" officeooo:rsid="00089692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>
        <style:tab-stops/>
      </style:paragraph-properties>
      <style:text-properties style:font-name="Arial" style:text-underline-style="none" fo:font-weight="normal" officeooo:rsid="0008fc4f" officeooo:paragraph-rsid="0008fc4f" style:font-weight-asian="normal" style:font-weight-complex="normal"/>
    </style:style>
    <style:style style:name="P8" style:family="paragraph" style:parent-style-name="Standard" style:list-style-name="L2">
      <style:paragraph-properties>
        <style:tab-stops/>
      </style:paragraph-properties>
      <style:text-properties style:font-name="Arial" style:text-underline-style="none" fo:font-weight="normal" officeooo:rsid="0008fc4f" officeooo:paragraph-rsid="0008fc4f" style:font-weight-asian="normal" style:font-weight-complex="normal"/>
    </style:style>
    <style:style style:name="P9" style:family="paragraph" style:parent-style-name="Standard" style:list-style-name="L3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P10" style:family="paragraph" style:parent-style-name="Standard" style:list-style-name="L3">
      <style:paragraph-properties>
        <style:tab-stops/>
      </style:paragraph-properties>
      <style:text-properties officeooo:paragraph-rsid="0008fc4f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officeooo:rsid="00090966" style:font-weight-asian="bold" style:font-weight-complex="bold"/>
    </style:style>
    <style:style style:name="T4" style:family="text">
      <style:text-properties style:font-name="Arial" style:text-underline-style="solid" style:text-underline-width="auto" style:text-underline-color="font-color"/>
    </style:style>
    <style:style style:name="T5" style:family="text">
      <style:text-properties style:font-name="Arial" style:text-underline-style="solid" style:text-underline-width="auto" style:text-underline-color="font-color" officeooo:rsid="00090966"/>
    </style:style>
    <style:style style:name="T6" style:family="text">
      <style:text-properties style:font-name="Arial" officeooo:rsid="00090966"/>
    </style:style>
    <style:style style:name="T7" style:family="text">
      <style:text-properties style:font-name="Arial" style:text-underline-style="none" fo:font-weight="normal" officeooo:rsid="0008fc4f" style:font-weight-asian="normal" style:font-weight-complex="normal"/>
    </style:style>
    <style:style style:name="T8" style:family="text">
      <style:text-properties style:font-name="Arial" style:text-underline-style="none" fo:font-weight="bold" officeooo:rsid="0008fc4f" style:font-weight-asian="bold" style:font-weight-complex="bold"/>
    </style:style>
    <style:style style:name="T9" style:family="text">
      <style:text-properties style:font-name="Arial" officeooo:rsid="000bcec0"/>
    </style:style>
    <style:style style:name="T10" style:family="text">
      <style:text-properties style:font-name="Arial" fo:font-style="italic" officeooo:rsid="00090966" style:font-style-asian="italic" style:font-style-complex="italic"/>
    </style:style>
    <style:style style:name="T11" style:family="text">
      <style:text-properties style:font-name="Arial" fo:font-style="italic" officeooo:rsid="000c79f0" style:font-style-asian="italic" style:font-style-complex="italic"/>
    </style:style>
    <style:style style:name="T12" style:family="text">
      <style:text-properties style:font-name="Arial" fo:font-style="italic" fo:font-weight="bold" officeooo:rsid="00090966" style:font-style-asian="italic" style:font-weight-asian="bold" style:font-style-complex="italic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officeooo:rsid="000c79f0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7" style:family="text">
      <style:text-properties style:text-line-through-style="none" style:text-line-through-type="none" style:font-name="Arial"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c79f0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00c79f0" style:font-style-asian="italic" style:font-style-complex="italic"/>
    </style:style>
    <style:style style:name="T21" style:family="text">
      <style:text-properties officeooo:rsid="000d67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gar <text:span text:style-name="T21">datos</text:span>:</text:p>
      <text:p text:style-name="P2"/>
      <text:p text:style-name="P4">-<text:span text:style-name="T16">Actores:</text:span></text:p>
      <text:list xml:id="list4737781041670402118" text:style-name="L1">
        <text:list-item>
          <text:p text:style-name="P7">Administrador <text:span text:style-name="T15">(primario)</text:span>.</text:p>
        </text:list-item>
      </text:list>
      <text:p text:style-name="P2"/>
      <text:p text:style-name="P3"><text:span text:style-name="T14">-</text:span>Pre-condiciones:</text:p>
      <text:list xml:id="list8981905828465112606" text:style-name="L2">
        <text:list-item>
          <text:p text:style-name="P8">Existe el archivo con los contactos (en el tipo de archivo correcto).</text:p>
        </text:list-item>
        <text:list-item>
          <text:p text:style-name="P8">Administrador ya ha iniciado sesión.</text:p>
        </text:list-item>
        <text:list-item>
          <text:p text:style-name="P8">Los proyectos ya existen.</text:p>
        </text:list-item>
      </text:list>
      <text:p text:style-name="P4"/>
      <text:p text:style-name="P4">-<text:span text:style-name="T13">Curso normal</text:span>:</text:p>
      <text:list xml:id="list4419804365693542287" text:style-name="L3">
        <text:list-item>
          <text:p text:style-name="P9"><text:span text:style-name="T2">Administrador</text:span><text:span text:style-name="T1"> selecciona el proyecto al cual asociará datos a cargar.</text:span></text:p>
        </text:list-item>
        <text:list-item>
          <text:p text:style-name="P10"><text:span text:style-name="T8">Adminsitrador</text:span><text:span text:style-name="T7"> selecciona archivo a cargar.</text:span></text:p>
        </text:list-item>
        <text:list-item>
          <text:p text:style-name="P9"><text:span text:style-name="T17">Sistema</text:span><text:span text:style-name="T1"> verifica formato archivo.</text:span></text:p>
        </text:list-item>
        <text:list-item>
          <text:p text:style-name="P9"><text:span text:style-name="T4">Sistema</text:span><text:span text:style-name="T1"> verifica que no existan rut’s repetidos.</text:span></text:p>
        </text:list-item>
        <text:list-item>
          <text:p text:style-name="P9"><text:span text:style-name="T4">Sistema</text:span><text:span text:style-name="T1"> carga datos.</text:span></text:p>
        </text:list-item>
        <text:list-item>
          <text:p text:style-name="P9"><text:span text:style-name="T4">Sistema</text:span><text:span text:style-name="T1"> relaciona datos con proyecto </text:span><text:span text:style-name="T6">seleccionado.</text:span></text:p>
        </text:list-item>
      </text:list>
      <text:p text:style-name="P4"/>
      <text:p text:style-name="P4">-Curso alternativo:</text:p>
      <text:p text:style-name="P4"><text:tab/>3.a. Existe error en el formato.</text:p>
      <text:p text:style-name="P1"><text:span text:style-name="T1"><text:tab/><text:tab/>3.a.1. </text:span><text:span text:style-name="T4">Sistema</text:span><text:span text:style-name="T1"> notifica al </text:span><text:span text:style-name="T2">administrador</text:span><text:span text:style-name="T1"> que el archivo no puede ser cargado.</text:span></text:p>
      <text:p text:style-name="P1"><text:span text:style-name="T1"><text:tab/><text:tab/></text:span><text:span text:style-name="T6">3.a.2. </text:span><text:span text:style-name="T5">Sistema</text:span><text:span text:style-name="T6"> da al </text:span><text:span text:style-name="T3">administrador</text:span><text:span text:style-name="T6"> la opción de cargar otro archivo.</text:span></text:p>
      <text:p text:style-name="P1"><text:span text:style-name="T6"><text:tab/><text:tab/><text:tab/>3.a.2.a. </text:span><text:span text:style-name="T3">Administrador</text:span><text:span text:style-name="T6"> carga otro archivo.</text:span></text:p>
      <text:p text:style-name="P1"><text:span text:style-name="T6"><text:tab/><text:tab/><text:tab/></text:span><text:span text:style-name="T12">Administrador</text:span><text:span text:style-name="T10"> vuelve a</text:span><text:span text:style-name="T11">l</text:span><text:span text:style-name="T10"> </text:span><text:span text:style-name="T11">paso </text:span><text:span text:style-name="T10">2 </text:span><text:span text:style-name="T11">del curso normal</text:span><text:span text:style-name="T10">.</text:span></text:p>
      <text:p text:style-name="P1"><text:span text:style-name="T3"><text:tab/><text:tab/></text:span><text:span text:style-name="T6">3.a.2.b. </text:span><text:span text:style-name="T3">Administrador</text:span><text:span text:style-name="T6"> cancela la acción.</text:span></text:p>
      <text:p text:style-name="P1"><text:span text:style-name="T6"><text:tab/>4.a. Existen datos repetidos </text:span><text:span text:style-name="T9">dentro del mismo proyecto</text:span><text:span text:style-name="T6">.</text:span></text:p>
      <text:p text:style-name="P1"><text:span text:style-name="T6"><text:tab/><text:tab/>4.a.1. </text:span><text:span text:style-name="T5">Sistema</text:span><text:span text:style-name="T6"> no agrega estos datos.</text:span></text:p>
      <text:p text:style-name="P1"><text:span text:style-name="T6"><text:tab/><text:tab/>4.a.2. </text:span><text:span text:style-name="T5">Sistema</text:span><text:span text:style-name="T6"> notifica al </text:span><text:span text:style-name="T3">administrador</text:span><text:span text:style-name="T6">.</text:span></text:p>
      <text:p text:style-name="P5"><text:tab/><text:tab/><text:tab/><text:span text:style-name="T20">Sistema</text:span> <text:span text:style-name="T15">v</text:span><text:span text:style-name="T18">uelve a</text:span><text:span text:style-name="T19">l paso</text:span><text:span text:style-name="T18"> 5 </text:span><text:span text:style-name="T19">del curso normal, cargando solo datos no <text:tab/><text:tab/><text:tab/><text:tab/>repetidos</text:span><text:span text:style-name="T18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40.104854772</meta:creation-date>
    <dc:date>2016-09-11T00:46:24.485311985</dc:date>
    <meta:editing-duration>PT48M4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155" meta:character-count="1047" meta:non-whitespace-character-count="902"/>
  </office:meta>
</office:document-meta>
</file>